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307in"/>
    </style:style>
    <style:style style:name="co3" style:family="table-column">
      <style:table-column-properties fo:break-before="auto" style:column-width="3.4154in"/>
    </style:style>
    <style:style style:name="co4" style:family="table-column">
      <style:table-column-properties fo:break-before="auto" style:column-width="2.6366in"/>
    </style:style>
    <style:style style:name="co5" style:family="table-column">
      <style:table-column-properties fo:break-before="auto" style:column-width="4.0693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7827in" fo:break-before="auto" style:use-optimal-row-height="true"/>
    </style:style>
    <style:style style:name="ro3" style:family="table-row">
      <style:table-row-properties style:row-height="0.6311in" fo:break-before="auto" style:use-optimal-row-height="true"/>
    </style:style>
    <style:style style:name="ro4" style:family="table-row">
      <style:table-row-properties style:row-height="0.4799in" fo:break-before="auto" style:use-optimal-row-height="true"/>
    </style:style>
    <style:style style:name="ro5" style:family="table-row">
      <style:table-row-properties style:row-height="1.0854in" fo:break-before="auto" style:use-optimal-row-height="true"/>
    </style:style>
    <style:style style:name="ro6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 Image Size (px)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Used For</text:p>
          </table:table-cell>
          <table:table-cell table:style-name="ce1" office:value-type="string">
            <text:p>Required Status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512x512</text:p>
          </table:table-cell>
          <table:table-cell office:value-type="string">
            <text:p>iTunesArtwork</text:p>
          </table:table-cell>
          <table:table-cell office:value-type="string">
            <text:p>Ad Hoc iTunes</text:p>
          </table:table-cell>
          <table:table-cell office:value-type="string">
            <text:p>Optional but recommended</text:p>
          </table:table-cell>
          <table:table-cell office:value-type="string">
            <text:p>File should be in png format, but name it without the .png extension</text:p>
          </table:table-cell>
        </table:table-row>
        <table:table-row table:style-name="ro3">
          <table:table-cell office:value-type="string">
            <text:p>57x57</text:p>
          </table:table-cell>
          <table:table-cell office:value-type="string">
            <text:p>Icon.png</text:p>
          </table:table-cell>
          <table:table-cell office:value-type="string">
            <text:p>App Store and Home screen on iPhone/iPod touch</text:p>
          </table:table-cell>
          <table:table-cell office:value-type="string">
            <text:p>Required</text:p>
          </table:table-cell>
          <table:table-cell office:value-type="string">
            <text:p>&lt;None&gt;</text:p>
          </table:table-cell>
        </table:table-row>
        <table:table-row table:style-name="ro3">
          <table:table-cell office:value-type="string">
            <text:p>114x114</text:p>
          </table:table-cell>
          <table:table-cell office:value-type="string">
            <text:p>Icon@2x.png</text:p>
          </table:table-cell>
          <table:table-cell office:value-type="string">
            <text:p>Home screen for iPhone 4 High Resolution</text:p>
          </table:table-cell>
          <table:table-cell office:value-type="string">
            <text:p>Optional but recommended</text:p>
          </table:table-cell>
          <table:table-cell office:value-type="string">
            <text:p>&lt;None&gt;</text:p>
          </table:table-cell>
        </table:table-row>
        <table:table-row table:style-name="ro4">
          <table:table-cell office:value-type="string">
            <text:p>72x72</text:p>
          </table:table-cell>
          <table:table-cell office:value-type="string">
            <text:p>Icon-72.png</text:p>
          </table:table-cell>
          <table:table-cell office:value-type="string">
            <text:p>Home screen for iPad compatibility</text:p>
          </table:table-cell>
          <table:table-cell office:value-type="string">
            <text:p>Optional but recommended</text:p>
          </table:table-cell>
          <table:table-cell office:value-type="string">
            <text:p>&lt;None&gt;</text:p>
          </table:table-cell>
        </table:table-row>
        <table:table-row table:style-name="ro1">
          <table:table-cell office:value-type="string">
            <text:p>29x29</text:p>
          </table:table-cell>
          <table:table-cell office:value-type="string">
            <text:p>Icon-Small.png</text:p>
          </table:table-cell>
          <table:table-cell office:value-type="string">
            <text:p>Spotlight and Settings</text:p>
          </table:table-cell>
          <table:table-cell office:value-type="string">
            <text:p>Optional but recommended</text:p>
          </table:table-cell>
          <table:table-cell office:value-type="string">
            <text:p>&lt;None&gt;</text:p>
          </table:table-cell>
        </table:table-row>
        <table:table-row table:style-name="ro5">
          <table:table-cell office:value-type="string">
            <text:p>50x50</text:p>
          </table:table-cell>
          <table:table-cell office:value-type="string">
            <text:p>Icon-Small-50.png</text:p>
          </table:table-cell>
          <table:table-cell office:value-type="string">
            <text:p>Spotlight for iPad compatibility</text:p>
          </table:table-cell>
          <table:table-cell office:value-type="string">
            <text:p>Recommended if you have a Settings bundle, otherwise optional but recommended</text:p>
          </table:table-cell>
          <table:table-cell office:value-type="string">
            <text:p>&lt;None&gt;</text:p>
          </table:table-cell>
        </table:table-row>
        <table:table-row table:style-name="ro5">
          <table:table-cell office:value-type="string">
            <text:p>58x58</text:p>
          </table:table-cell>
          <table:table-cell office:value-type="string">
            <text:p>Icon-Small@2x.png</text:p>
          </table:table-cell>
          <table:table-cell office:value-type="string">
            <text:p>Spotlight and Settings for iPhone 4 High Resolution</text:p>
          </table:table-cell>
          <table:table-cell office:value-type="string">
            <text:p>Recommended if you have a Settings bundle, otherwise optional but recommended</text:p>
          </table:table-cell>
          <table:table-cell office:value-type="string">
            <text:p>&lt;None&gt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4/01/2011</text:date>, <text:time>15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Skala</meta:initial-creator>
    <meta:creation-date>2011-04-01T15:06:58</meta:creation-date>
    <dc:date>2011-04-01T15:10:40</dc:date>
    <dc:creator>Richard Skala</dc:creator>
    <meta:editing-duration>PT00H03M45S</meta:editing-duration>
    <meta:editing-cycles>1</meta:editing-cycles>
    <meta:document-statistic meta:table-count="3" meta:cell-count="40" meta:object-count="0"/>
    <meta:generator>OpenOffice.org/3.0$Unix OpenOffice.org_project/300m15$Build-9379</meta:generator>
    <meta:user-defined meta:name=""/>
  </office:meta>
</office:document-meta>
</file>